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47.31pt"/>
    </style:style>
    <style:style style:name="co14" style:family="table-column">
      <style:table-column-properties fo:break-before="auto" style:column-width="51.14pt"/>
    </style:style>
    <style:style style:name="co15" style:family="table-column">
      <style:table-column-properties fo:break-before="auto" style:column-width="17.21pt"/>
    </style:style>
    <style:style style:name="co16" style:family="table-column">
      <style:table-column-properties fo:break-before="auto" style:column-width="21.86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29.5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TGMain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STV</text:p>
          </table:table-cell>
          <table:table-cell office:value-type="string" calcext:value-type="string">
            <text:p>MSTV</text:p>
          </table:table-cell>
          <table:table-cell office:value-type="string" calcext:value-type="string">
            <text:p>ALTV</text:p>
          </table:table-cell>
          <table:table-cell office:value-type="string" calcext:value-type="string">
            <text:p>MLTV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max</text:p>
          </table:table-cell>
          <table:table-cell office:value-type="string" calcext:value-type="string">
            <text:p>Nzer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NSP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7" calcext:value-type="float">
            <text:p>3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.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6" calcext:value-type="float">
            <text:p>26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9" calcext:value-type="float">
            <text:p>29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9" calcext:value-type="float">
            <text:p>6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9" calcext:value-type="float">
            <text:p>1.9</text:p>
          </table:table-cell>
          <table:table-cell office:value-type="float" office:value="9" calcext:value-type="float">
            <text:p>9</text:p>
          </table:table-cell>
          <table:table-cell office:value-type="float" office:value="27.6" calcext:value-type="float">
            <text:p>27.6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5" calcext:value-type="float">
            <text:p>29.5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09" calcext:value-type="float">
            <text:p>0.0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9" calcext:value-type="float">
            <text:p>1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94" calcext:value-type="float">
            <text:p>1194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441" calcext:value-type="float">
            <text:p>0.441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83" calcext:value-type="float">
            <text:p>0.38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1" calcext:value-type="float">
            <text:p>0.4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5" calcext:value-type="float">
            <text:p>0.005</text:p>
          </table:table-cell>
          <table:table-cell office:value-type="float" office:value="0.469" calcext:value-type="float">
            <text:p>0.4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64" calcext:value-type="float">
            <text:p>6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.3</text:p>
          </table:table-cell>
          <table:table-cell office:value-type="float" office:value="79" calcext:value-type="float">
            <text:p>79</text:p>
          </table:table-cell>
          <table:table-cell office:value-type="float" office:value="2.9" calcext:value-type="float">
            <text:p>2.9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.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77" calcext:value-type="float">
            <text:p>4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91" calcext:value-type="float">
            <text:p>11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71" calcext:value-type="float">
            <text:p>71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9" calcext:value-type="float">
            <text:p>29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96" calcext:value-type="float">
            <text:p>119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94" calcext:value-type="float">
            <text:p>119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4" calcext:value-type="float">
            <text:p>101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91" calcext:value-type="float">
            <text:p>1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4" calcext:value-type="float">
            <text:p>34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6.2" calcext:value-type="float">
            <text:p>6.2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69" calcext:value-type="float">
            <text:p>69</text:p>
          </table:table-cell>
          <table:table-cell office:value-type="float" office:value="5.1" calcext:value-type="float">
            <text:p>5.1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2" calcext:value-type="float">
            <text:p>1.2</text:p>
          </table:table-cell>
          <table:table-cell office:value-type="float" office:value="54" calcext:value-type="float">
            <text:p>54</text:p>
          </table:table-cell>
          <table:table-cell office:value-type="float" office:value="12.8" calcext:value-type="float">
            <text:p>12.8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13.2" calcext:value-type="float">
            <text:p>13.2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.4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9" calcext:value-type="float">
            <text:p>14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5.2" calcext:value-type="float">
            <text:p>5.2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.2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398" calcext:value-type="float">
            <text:p>23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087" calcext:value-type="float">
            <text:p>2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5.7" calcext:value-type="float">
            <text:p>5.7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822" calcext:value-type="float">
            <text:p>2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719" calcext:value-type="float">
            <text:p>2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1" calcext:value-type="float">
            <text:p>10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33" calcext:value-type="float">
            <text:p>14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74" calcext:value-type="float">
            <text:p>20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2.3" calcext:value-type="float">
            <text:p>22.3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372" calcext:value-type="float">
            <text:p>13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250" calcext:value-type="float">
            <text:p>22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488" calcext:value-type="float">
            <text:p>348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501" calcext:value-type="float">
            <text:p>350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770" calcext:value-type="float">
            <text:p>27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11.5" calcext:value-type="float">
            <text:p>11.5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850" calcext:value-type="float">
            <text:p>1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29" calcext:value-type="float">
            <text:p>29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568" calcext:value-type="float">
            <text:p>25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.4</text:p>
          </table:table-cell>
          <table:table-cell office:value-type="float" office:value="67" calcext:value-type="float">
            <text:p>67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68" calcext:value-type="float">
            <text:p>68</text:p>
          </table:table-cell>
          <table:table-cell office:value-type="float" office:value="5.3" calcext:value-type="float">
            <text:p>5.3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579" calcext:value-type="float">
            <text:p>25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.3</text:p>
          </table:table-cell>
          <table:table-cell office:value-type="float" office:value="74" calcext:value-type="float">
            <text:p>74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91" calcext:value-type="float">
            <text:p>15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29" calcext:value-type="float">
            <text:p>20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8.8" calcext:value-type="float">
            <text:p>8.8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4.8" calcext:value-type="float">
            <text:p>4.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6.3" calcext:value-type="float">
            <text:p>6.3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9" calcext:value-type="float">
            <text:p>6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11.6" calcext:value-type="float">
            <text:p>11.6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196" calcext:value-type="float">
            <text:p>11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6" calcext:value-type="float">
            <text:p>26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office:value-type="float" office:value="31" calcext:value-type="float">
            <text:p>31</text:p>
          </table:table-cell>
          <table:table-cell office:value-type="float" office:value="7.4" calcext:value-type="float">
            <text:p>7.4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.3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9" calcext:value-type="float">
            <text:p>7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82" calcext:value-type="float">
            <text:p>11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.6</text:p>
          </table:table-cell>
          <table:table-cell office:value-type="float" office:value="31" calcext:value-type="float">
            <text:p>31</text:p>
          </table:table-cell>
          <table:table-cell office:value-type="float" office:value="8.6" calcext:value-type="float">
            <text:p>8.6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53" calcext:value-type="float">
            <text:p>6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6.9" calcext:value-type="float">
            <text:p>16.9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92" calcext:value-type="float">
            <text:p>11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.8" calcext:value-type="float">
            <text:p>18.8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74" calcext:value-type="float">
            <text:p>117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9.6" calcext:value-type="float">
            <text:p>9.6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10.4" calcext:value-type="float">
            <text:p>10.4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8.8" calcext:value-type="float">
            <text:p>8.8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8.9" calcext:value-type="float">
            <text:p>8.9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69" calcext:value-type="float">
            <text:p>11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5.8" calcext:value-type="float">
            <text:p>25.8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39" calcext:value-type="float">
            <text:p>39</text:p>
          </table:table-cell>
          <table:table-cell office:value-type="float" office:value="5.5" calcext:value-type="float">
            <text:p>5.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.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0.6" calcext:value-type="float">
            <text:p>10.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70" calcext:value-type="float">
            <text:p>9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182" calcext:value-type="float">
            <text:p>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1.3" calcext:value-type="float">
            <text:p>11.3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.6" calcext:value-type="float">
            <text:p>11.6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.3" calcext:value-type="float">
            <text:p>12.3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1.9" calcext:value-type="float">
            <text:p>11.9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7.9" calcext:value-type="float">
            <text:p>7.9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7.7" calcext:value-type="float">
            <text:p>7.7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2.2" calcext:value-type="float">
            <text:p>12.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7.4" calcext:value-type="float">
            <text:p>7.4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.6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" calcext:value-type="float">
            <text:p>0.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.3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3" calcext:value-type="float">
            <text:p>0.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5.4" calcext:value-type="float">
            <text:p>15.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92" calcext:value-type="float">
            <text:p>5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78" calcext:value-type="float">
            <text:p>11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96" calcext:value-type="float">
            <text:p>5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96" calcext:value-type="float">
            <text:p>5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.3</text:p>
          </table:table-cell>
          <table:table-cell office:value-type="float" office:value="46" calcext:value-type="float">
            <text:p>46</text:p>
          </table:table-cell>
          <table:table-cell office:value-type="float" office:value="5.8" calcext:value-type="float">
            <text:p>5.8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office:value-type="float" office:value="57" calcext:value-type="float">
            <text:p>57</text:p>
          </table:table-cell>
          <table:table-cell office:value-type="float" office:value="4.9" calcext:value-type="float">
            <text:p>4.9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.4</text:p>
          </table:table-cell>
          <table:table-cell office:value-type="float" office:value="29" calcext:value-type="float">
            <text:p>29</text:p>
          </table:table-cell>
          <table:table-cell office:value-type="float" office:value="7.1" calcext:value-type="float">
            <text:p>7.1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6.7" calcext:value-type="float">
            <text:p>6.7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  <table:table-cell office:value-type="float" office:value="27" calcext:value-type="float">
            <text:p>27</text:p>
          </table:table-cell>
          <table:table-cell office:value-type="float" office:value="12.6" calcext:value-type="float">
            <text:p>12.6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82" calcext:value-type="float">
            <text:p>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.3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7.4" calcext:value-type="float">
            <text:p>7.4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14.3" calcext:value-type="float">
            <text:p>14.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.3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34" calcext:value-type="float">
            <text:p>10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.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  <table:table-cell office:value-type="float" office:value="37" calcext:value-type="float">
            <text:p>37</text:p>
          </table:table-cell>
          <table:table-cell office:value-type="float" office:value="9.1" calcext:value-type="float">
            <text:p>9.1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99" calcext:value-type="float">
            <text:p>10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83" calcext:value-type="float">
            <text:p>11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8" calcext:value-type="float">
            <text:p>4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82" calcext:value-type="float">
            <text:p>8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6.3" calcext:value-type="float">
            <text:p>6.3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62" calcext:value-type="float">
            <text:p>8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10.6" calcext:value-type="float">
            <text:p>10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8.7" calcext:value-type="float">
            <text:p>8.7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83" calcext:value-type="float">
            <text:p>10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.4</text:p>
          </table:table-cell>
          <table:table-cell office:value-type="float" office:value="34" calcext:value-type="float">
            <text:p>34</text:p>
          </table:table-cell>
          <table:table-cell office:value-type="float" office:value="7.5" calcext:value-type="float">
            <text:p>7.5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.3</text:p>
          </table:table-cell>
          <table:table-cell office:value-type="float" office:value="54" calcext:value-type="float">
            <text:p>54</text:p>
          </table:table-cell>
          <table:table-cell office:value-type="float" office:value="4.9" calcext:value-type="float">
            <text:p>4.9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8.6" calcext:value-type="float">
            <text:p>8.6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office:value-type="float" office:value="52" calcext:value-type="float">
            <text:p>52</text:p>
          </table:table-cell>
          <table:table-cell office:value-type="float" office:value="12.2" calcext:value-type="float">
            <text:p>12.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9.7" calcext:value-type="float">
            <text:p>19.7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2.8" calcext:value-type="float">
            <text:p>12.8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office:value-type="float" office:value="13.4" calcext:value-type="float">
            <text:p>13.4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78" calcext:value-type="float">
            <text:p>78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3.8" calcext:value-type="float">
            <text:p>3.8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.3</text:p>
          </table:table-cell>
          <table:table-cell office:value-type="float" office:value="59" calcext:value-type="float">
            <text:p>59</text:p>
          </table:table-cell>
          <table:table-cell office:value-type="float" office:value="4.3" calcext:value-type="float">
            <text:p>4.3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52" calcext:value-type="float">
            <text:p>52</text:p>
          </table:table-cell>
          <table:table-cell office:value-type="float" office:value="5.6" calcext:value-type="float">
            <text:p>5.6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.8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.4</text:p>
          </table:table-cell>
          <table:table-cell office:value-type="float" office:value="35" calcext:value-type="float">
            <text:p>35</text:p>
          </table:table-cell>
          <table:table-cell office:value-type="float" office:value="5.7" calcext:value-type="float">
            <text:p>5.7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office:value-type="float" office:value="67" calcext:value-type="float">
            <text:p>67</text:p>
          </table:table-cell>
          <table:table-cell office:value-type="float" office:value="10.8" calcext:value-type="float">
            <text:p>10.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.3</text:p>
          </table:table-cell>
          <table:table-cell office:value-type="float" office:value="72" calcext:value-type="float">
            <text:p>72</text:p>
          </table:table-cell>
          <table:table-cell office:value-type="float" office:value="3.2" calcext:value-type="float">
            <text:p>3.2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.3</text:p>
          </table:table-cell>
          <table:table-cell office:value-type="float" office:value="58" calcext:value-type="float">
            <text:p>58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.9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.3</text:p>
          </table:table-cell>
          <table:table-cell office:value-type="float" office:value="61" calcext:value-type="float">
            <text:p>61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office:value-type="float" office:value="23" calcext:value-type="float">
            <text:p>23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.3</text:p>
          </table:table-cell>
          <table:table-cell office:value-type="float" office:value="56" calcext:value-type="float">
            <text:p>56</text:p>
          </table:table-cell>
          <table:table-cell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84" calcext:value-type="float">
            <text:p>84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.3</text:p>
          </table:table-cell>
          <table:table-cell office:value-type="float" office:value="56" calcext:value-type="float">
            <text:p>56</text:p>
          </table:table-cell>
          <table:table-cell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84" calcext:value-type="float">
            <text:p>84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7.9" calcext:value-type="float">
            <text:p>7.9</text:p>
          </table:table-cell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.3</text:p>
          </table:table-cell>
          <table:table-cell office:value-type="float" office:value="44" calcext:value-type="float">
            <text:p>44</text:p>
          </table:table-cell>
          <table:table-cell office:value-type="float" office:value="7.3" calcext:value-type="float">
            <text:p>7.3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.4" calcext:value-type="float">
            <text:p>16.4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66" calcext:value-type="float">
            <text:p>6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6.9" calcext:value-type="float">
            <text:p>6.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66" calcext:value-type="float">
            <text:p>6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6.9" calcext:value-type="float">
            <text:p>6.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office:value-type="float" office:value="10.6" calcext:value-type="float">
            <text:p>10.6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2" calcext:value-type="float">
            <text:p>6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81" calcext:value-type="float">
            <text:p>81</text:p>
          </table:table-cell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office:value-type="float" office:value="10.6" calcext:value-type="float">
            <text:p>10.6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.3</text:p>
          </table:table-cell>
          <table:table-cell office:value-type="float" office:value="77" calcext:value-type="float">
            <text:p>77</text:p>
          </table:table-cell>
          <table:table-cell office:value-type="float" office:value="7.9" calcext:value-type="float">
            <text:p>7.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.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8.1" calcext:value-type="float">
            <text:p>8.1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float" office:value="88" calcext:value-type="float">
            <text:p>88</text:p>
          </table:table-cell>
          <table:table-cell office:value-type="float" office:value="3.3" calcext:value-type="float">
            <text:p>3.3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58" calcext:value-type="float">
            <text:p>11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91" calcext:value-type="float">
            <text:p>91</text:p>
          </table:table-cell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2" calcext:value-type="float">
            <text:p>6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.3</text:p>
          </table:table-cell>
          <table:table-cell office:value-type="float" office:value="78" calcext:value-type="float">
            <text:p>78</text:p>
          </table:table-cell>
          <table:table-cell office:value-type="float" office:value="3.6" calcext:value-type="float">
            <text:p>3.6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87" calcext:value-type="float">
            <text:p>8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.4</text:p>
          </table:table-cell>
          <table:table-cell office:value-type="float" office:value="47" calcext:value-type="float">
            <text:p>47</text:p>
          </table:table-cell>
          <table:table-cell office:value-type="float" office:value="9.2" calcext:value-type="float">
            <text:p>9.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office:value-type="float" office:value="5.3" calcext:value-type="float">
            <text:p>5.3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59" calcext:value-type="float">
            <text:p>59</text:p>
          </table:table-cell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.1" calcext:value-type="float">
            <text:p>6.1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61" calcext:value-type="float">
            <text:p>61</text:p>
          </table:table-cell>
          <table:table-cell office:value-type="float" office:value="4.7" calcext:value-type="float">
            <text:p>4.7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49" calcext:value-type="float">
            <text:p>49</text:p>
          </table:table-cell>
          <table:table-cell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82" calcext:value-type="float">
            <text:p>82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86" calcext:value-type="float">
            <text:p>86</text:p>
          </table:table-cell>
          <table:table-cell office:value-type="float" office:value="3.4" calcext:value-type="float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.3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7.1" calcext:value-type="float">
            <text:p>7.1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.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.3</text:p>
          </table:table-cell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.6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.3</text:p>
          </table:table-cell>
          <table:table-cell office:value-type="float" office:value="78" calcext:value-type="float">
            <text:p>78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.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.2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28" calcext:value-type="float">
            <text:p>11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3" calcext:value-type="float">
            <text:p>0.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6.1" calcext:value-type="float">
            <text:p>6.1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7.4" calcext:value-type="float">
            <text:p>7.4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72" calcext:value-type="float">
            <text:p>107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82" calcext:value-type="float">
            <text:p>11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  <table:table-cell office:value-type="float" office:value="134" calcext:value-type="float">
            <text:p>134</text:p>
          </table:table-cell>
          <table:table-cell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9.8" calcext:value-type="float">
            <text:p>9.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3" calcext:value-type="float">
            <text:p>6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87" calcext:value-type="float">
            <text:p>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12.2" calcext:value-type="float">
            <text:p>12.2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9.9" calcext:value-type="float">
            <text:p>9.9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3.1" calcext:value-type="float">
            <text:p>13.1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62" calcext:value-type="float">
            <text:p>11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6" calcext:value-type="float">
            <text:p>10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70" calcext:value-type="float">
            <text:p>10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2" calcext:value-type="float">
            <text:p>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7.1" calcext:value-type="float">
            <text:p>7.1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5" calcext:value-type="float">
            <text:p>5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8" calcext:value-type="float">
            <text:p>4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4.8" calcext:value-type="float">
            <text:p>4.8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.4" calcext:value-type="float">
            <text:p>1.4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.4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2" calcext:value-type="float">
            <text:p>9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79" calcext:value-type="float">
            <text:p>7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  <table:table-cell office:value-type="float" office:value="5.4" calcext:value-type="float">
            <text:p>5.4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79" calcext:value-type="float">
            <text:p>1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6" calcext:value-type="float">
            <text:p>1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7.4" calcext:value-type="float">
            <text:p>7.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80" calcext:value-type="float">
            <text:p>11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23" calcext:value-type="float">
            <text:p>10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  <table:table-cell office:value-type="float" office:value="47" calcext:value-type="float">
            <text:p>47</text:p>
          </table:table-cell>
          <table:table-cell office:value-type="float" office:value="5.8" calcext:value-type="float">
            <text:p>5.8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3" calcext:value-type="float">
            <text:p>7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.4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.7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.3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11.6" calcext:value-type="float">
            <text:p>11.6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12.9" calcext:value-type="float">
            <text:p>12.9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0.8" calcext:value-type="float">
            <text:p>10.8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9.7" calcext:value-type="float">
            <text:p>19.7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85" calcext:value-type="float">
            <text:p>11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87" calcext:value-type="float">
            <text:p>11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40" calcext:value-type="float">
            <text:p>114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11" calcext:value-type="float">
            <text:p>0.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.3" calcext:value-type="float">
            <text:p>1.3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.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.6" calcext:value-type="float">
            <text:p>2.6</text:p>
          </table:table-cell>
          <table:table-cell office:value-type="float" office:value="16" calcext:value-type="float">
            <text:p>16</text:p>
          </table:table-cell>
          <table:table-cell office:value-type="float" office:value="28.4" calcext:value-type="float">
            <text:p>28.4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.4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.5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1" calcext:value-type="float">
            <text:p>6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9.9" calcext:value-type="float">
            <text:p>9.9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7.9" calcext:value-type="float">
            <text:p>7.9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.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11.1" calcext:value-type="float">
            <text:p>11.1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  <table:table-cell office:value-type="float" office:value="5.8" calcext:value-type="float">
            <text:p>5.8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  <table:table-cell office:value-type="float" office:value="5.7" calcext:value-type="float">
            <text:p>5.7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5.5" calcext:value-type="float">
            <text:p>5.5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.4</text:p>
          </table:table-cell>
          <table:table-cell office:value-type="float" office:value="28" calcext:value-type="float">
            <text:p>28</text:p>
          </table:table-cell>
          <table:table-cell office:value-type="float" office:value="6.6" calcext:value-type="float">
            <text:p>6.6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.4</text:p>
          </table:table-cell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.4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5.2" calcext:value-type="float">
            <text:p>5.2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7.1" calcext:value-type="float">
            <text:p>7.1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8.5" calcext:value-type="float">
            <text:p>8.5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office:value-type="float" office:value="6.2" calcext:value-type="float">
            <text:p>6.2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78" calcext:value-type="float">
            <text:p>11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33" calcext:value-type="float">
            <text:p>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1.2" calcext:value-type="float">
            <text:p>11.2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7" calcext:value-type="float">
            <text:p>5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7.6" calcext:value-type="float">
            <text:p>7.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8.9" calcext:value-type="float">
            <text:p>8.9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14.4" calcext:value-type="float">
            <text:p>14.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4" calcext:value-type="float">
            <text:p>7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0" calcext:value-type="float">
            <text:p>9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2" calcext:value-type="float">
            <text:p>0.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42" calcext:value-type="float">
            <text:p>142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25" calcext:value-type="float">
            <text:p>102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87" calcext:value-type="float">
            <text:p>118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87" calcext:value-type="float">
            <text:p>118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89" calcext:value-type="float">
            <text:p>1189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5" calcext:value-type="float">
            <text:p>0.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63" calcext:value-type="float">
            <text:p>10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6" calcext:value-type="float">
            <text:p>9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89" calcext:value-type="float">
            <text:p>11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8" calcext:value-type="float">
            <text:p>4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89" calcext:value-type="float">
            <text:p>118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41" calcext:value-type="float">
            <text:p>94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37" calcext:value-type="float">
            <text:p>8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4" calcext:value-type="float">
            <text:p>75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01" calcext:value-type="float">
            <text:p>0.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92" calcext:value-type="float">
            <text:p>119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" calcext:value-type="float">
            <text:p>0.0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92" calcext:value-type="float">
            <text:p>119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" calcext:value-type="float">
            <text:p>0.06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13.4" calcext:value-type="float">
            <text:p>13.4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13.1" calcext:value-type="float">
            <text:p>13.1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02" calcext:value-type="float">
            <text:p>10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.5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.8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28" calcext:value-type="float">
            <text:p>28</text:p>
          </table:table-cell>
          <table:table-cell office:value-type="float" office:value="14.9" calcext:value-type="float">
            <text:p>14.9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5" calcext:value-type="float">
            <text:p>9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25" calcext:value-type="float">
            <text:p>9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.4" calcext:value-type="float">
            <text:p>10.4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5" calcext:value-type="float">
            <text:p>10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31" calcext:value-type="float">
            <text:p>31</text:p>
          </table:table-cell>
          <table:table-cell office:value-type="float" office:value="7.4" calcext:value-type="float">
            <text:p>7.4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5.3" calcext:value-type="float">
            <text:p>5.3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108" calcext:value-type="float">
            <text:p>11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office:value-type="float" office:value="23" calcext:value-type="float">
            <text:p>23</text:p>
          </table:table-cell>
          <table:table-cell office:value-type="float" office:value="10.4" calcext:value-type="float">
            <text:p>10.4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4.9" calcext:value-type="float">
            <text:p>4.9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8.1" calcext:value-type="float">
            <text:p>8.1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6.9" calcext:value-type="float">
            <text:p>6.9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7.8" calcext:value-type="float">
            <text:p>7.8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44" calcext:value-type="float">
            <text:p>9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185" calcext:value-type="float">
            <text:p>1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10.4" calcext:value-type="float">
            <text:p>10.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22" calcext:value-type="float">
            <text:p>11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89" calcext:value-type="float">
            <text:p>11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8.9" calcext:value-type="float">
            <text:p>18.9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91" calcext:value-type="float">
            <text:p>1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91" calcext:value-type="float">
            <text:p>1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67" calcext:value-type="float">
            <text:p>10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67" calcext:value-type="float">
            <text:p>10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82" calcext:value-type="float">
            <text:p>11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36" calcext:value-type="float">
            <text:p>10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92" calcext:value-type="float">
            <text:p>11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36.9" calcext:value-type="float">
            <text:p>36.9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.8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82" calcext:value-type="float">
            <text:p>118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83" calcext:value-type="float">
            <text:p>118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12" meta:object-count="0"/>
    <meta:generator>LibreOffice/5.1.6.2$Linux_X86_64 LibreOffice_project/10m0$Build-2</meta:generator>
  </office:meta>
</office:document-meta>
</file>